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_lives_in_kaskaziniunguj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_lives_in_kusinipemb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_lives_in_kusiniunguj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_lives_in_mjinimagharibi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_land_surface</text:p>
          </table:table-cell>
          <table:table-cell office:value-type="float" office:value="353.51976674" calcext:value-type="float">
            <text:p>353.51976674</text:p>
          </table:table-cell>
        </table:table-row>
        <table:table-row table:style-name="ro1">
          <table:table-cell office:value-type="string" calcext:value-type="string">
            <text:p>_number_of_ploughs_owned___policy</text:p>
          </table:table-cell>
          <table:table-cell office:value-type="float" office:value="303.032667113" calcext:value-type="float">
            <text:p>303.032667113</text:p>
          </table:table-cell>
        </table:table-row>
        <table:table-row table:style-name="ro1">
          <table:table-cell office:value-type="string" calcext:value-type="string">
            <text:p>_lives_in_kigoma</text:p>
          </table:table-cell>
          <table:table-cell office:value-type="float" office:value="253.055464864" calcext:value-type="float">
            <text:p>253.055464864</text:p>
          </table:table-cell>
        </table:table-row>
        <table:table-row table:style-name="ro1">
          <table:table-cell office:value-type="string" calcext:value-type="string">
            <text:p>_crop_sales___output</text:p>
          </table:table-cell>
          <table:table-cell office:value-type="float" office:value="195.461461337" calcext:value-type="float">
            <text:p>195.461461337</text:p>
          </table:table-cell>
        </table:table-row>
        <table:table-row table:style-name="ro1">
          <table:table-cell office:value-type="string" calcext:value-type="string">
            <text:p>_quantity_of_fertilizers_used___policy</text:p>
          </table:table-cell>
          <table:table-cell office:value-type="float" office:value="176.720880368" calcext:value-type="float">
            <text:p>176.720880368</text:p>
          </table:table-cell>
        </table:table-row>
        <table:table-row table:style-name="ro1">
          <table:table-cell office:value-type="string" calcext:value-type="string">
            <text:p>_months_hired_workers___policy</text:p>
          </table:table-cell>
          <table:table-cell office:value-type="float" office:value="143.283243606" calcext:value-type="float">
            <text:p>143.283243606</text:p>
          </table:table-cell>
        </table:table-row>
        <table:table-row table:style-name="ro1">
          <table:table-cell office:value-type="string" calcext:value-type="string">
            <text:p>_owns_land_certificate___policy</text:p>
          </table:table-cell>
          <table:table-cell office:value-type="float" office:value="116.22861988" calcext:value-type="float">
            <text:p>116.22861988</text:p>
          </table:table-cell>
        </table:table-row>
        <table:table-row table:style-name="ro1">
          <table:table-cell office:value-type="string" calcext:value-type="string">
            <text:p>_lives_in_singida</text:p>
          </table:table-cell>
          <table:table-cell office:value-type="float" office:value="107.89457414" calcext:value-type="float">
            <text:p>107.89457414</text:p>
          </table:table-cell>
        </table:table-row>
        <table:table-row table:style-name="ro1">
          <table:table-cell office:value-type="string" calcext:value-type="string">
            <text:p>_number_of_animals_owned___policy</text:p>
          </table:table-cell>
          <table:table-cell office:value-type="float" office:value="105.576437623" calcext:value-type="float">
            <text:p>105.576437623</text:p>
          </table:table-cell>
        </table:table-row>
        <table:table-row table:style-name="ro1">
          <table:table-cell office:value-type="string" calcext:value-type="string">
            <text:p>_household_head_is_polygamous</text:p>
          </table:table-cell>
          <table:table-cell office:value-type="float" office:value="93.7404716769" calcext:value-type="float">
            <text:p>93.7404716769</text:p>
          </table:table-cell>
        </table:table-row>
        <table:table-row table:style-name="ro1">
          <table:table-cell office:value-type="string" calcext:value-type="string">
            <text:p>_lives_in_tabora</text:p>
          </table:table-cell>
          <table:table-cell office:value-type="float" office:value="72.7179689651" calcext:value-type="float">
            <text:p>72.7179689651</text:p>
          </table:table-cell>
        </table:table-row>
        <table:table-row table:style-name="ro1">
          <table:table-cell office:value-type="string" calcext:value-type="string">
            <text:p>_lives_in_shinyanga</text:p>
          </table:table-cell>
          <table:table-cell office:value-type="float" office:value="66.0868093797" calcext:value-type="float">
            <text:p>66.0868093797</text:p>
          </table:table-cell>
        </table:table-row>
        <table:table-row table:style-name="ro1">
          <table:table-cell office:value-type="string" calcext:value-type="string">
            <text:p>_expenditure___output</text:p>
          </table:table-cell>
          <table:table-cell office:value-type="float" office:value="65.9396419681" calcext:value-type="float">
            <text:p>65.9396419681</text:p>
          </table:table-cell>
        </table:table-row>
        <table:table-row table:style-name="ro1">
          <table:table-cell office:value-type="string" calcext:value-type="string">
            <text:p>_uses_irrigation___policy</text:p>
          </table:table-cell>
          <table:table-cell office:value-type="float" office:value="59.8198930003" calcext:value-type="float">
            <text:p>59.8198930003</text:p>
          </table:table-cell>
        </table:table-row>
        <table:table-row table:style-name="ro1">
          <table:table-cell office:value-type="string" calcext:value-type="string">
            <text:p>_lives_in_simiyu</text:p>
          </table:table-cell>
          <table:table-cell office:value-type="float" office:value="53.5085780217" calcext:value-type="float">
            <text:p>53.5085780217</text:p>
          </table:table-cell>
        </table:table-row>
        <table:table-row table:style-name="ro1">
          <table:table-cell office:value-type="string" calcext:value-type="string">
            <text:p>_household_size</text:p>
          </table:table-cell>
          <table:table-cell office:value-type="float" office:value="53.4798266814" calcext:value-type="float">
            <text:p>53.4798266814</text:p>
          </table:table-cell>
        </table:table-row>
        <table:table-row table:style-name="ro1">
          <table:table-cell office:value-type="string" calcext:value-type="string">
            <text:p>_lives_in_mwanza</text:p>
          </table:table-cell>
          <table:table-cell office:value-type="float" office:value="47.2329883699" calcext:value-type="float">
            <text:p>47.2329883699</text:p>
          </table:table-cell>
        </table:table-row>
        <table:table-row table:style-name="ro1">
          <table:table-cell office:value-type="string" calcext:value-type="string">
            <text:p>_lives_in_geita</text:p>
          </table:table-cell>
          <table:table-cell office:value-type="float" office:value="42.1258771863" calcext:value-type="float">
            <text:p>42.1258771863</text:p>
          </table:table-cell>
        </table:table-row>
        <table:table-row table:style-name="ro1">
          <table:table-cell office:value-type="string" calcext:value-type="string">
            <text:p>_quantity_of_pesticides_used___policy</text:p>
          </table:table-cell>
          <table:table-cell office:value-type="float" office:value="40.74931933" calcext:value-type="float">
            <text:p>40.74931933</text:p>
          </table:table-cell>
        </table:table-row>
        <table:table-row table:style-name="ro1">
          <table:table-cell office:value-type="string" calcext:value-type="string">
            <text:p>_number_of_hired_workers___policy</text:p>
          </table:table-cell>
          <table:table-cell office:value-type="float" office:value="36.8951311305" calcext:value-type="float">
            <text:p>36.8951311305</text:p>
          </table:table-cell>
        </table:table-row>
        <table:table-row table:style-name="ro1">
          <table:table-cell office:value-type="string" calcext:value-type="string">
            <text:p>_has_bank_account___policy</text:p>
          </table:table-cell>
          <table:table-cell office:value-type="float" office:value="36.7941620561" calcext:value-type="float">
            <text:p>36.7941620561</text:p>
          </table:table-cell>
        </table:table-row>
        <table:table-row table:style-name="ro1">
          <table:table-cell office:value-type="string" calcext:value-type="string">
            <text:p>_uses_credit___policy</text:p>
          </table:table-cell>
          <table:table-cell office:value-type="float" office:value="31.4600757111" calcext:value-type="float">
            <text:p>31.4600757111</text:p>
          </table:table-cell>
        </table:table-row>
        <table:table-row table:style-name="ro1">
          <table:table-cell office:value-type="string" calcext:value-type="string">
            <text:p>_lives_in_manyara</text:p>
          </table:table-cell>
          <table:table-cell office:value-type="float" office:value="28.0426346836" calcext:value-type="float">
            <text:p>28.0426346836</text:p>
          </table:table-cell>
        </table:table-row>
        <table:table-row table:style-name="ro1">
          <table:table-cell office:value-type="string" calcext:value-type="string">
            <text:p>_distance_to_road</text:p>
          </table:table-cell>
          <table:table-cell office:value-type="float" office:value="16.473412567" calcext:value-type="float">
            <text:p>16.473412567</text:p>
          </table:table-cell>
        </table:table-row>
        <table:table-row table:style-name="ro1">
          <table:table-cell office:value-type="string" calcext:value-type="string">
            <text:p>_no_food_deficiency___output</text:p>
          </table:table-cell>
          <table:table-cell office:value-type="float" office:value="12.1959843844" calcext:value-type="float">
            <text:p>12.1959843844</text:p>
          </table:table-cell>
        </table:table-row>
        <table:table-row table:style-name="ro1">
          <table:table-cell office:value-type="string" calcext:value-type="string">
            <text:p>_nid</text:p>
          </table:table-cell>
          <table:table-cell office:value-type="float" office:value="10.4055851184" calcext:value-type="float">
            <text:p>10.4055851184</text:p>
          </table:table-cell>
        </table:table-row>
        <table:table-row table:style-name="ro1">
          <table:table-cell office:value-type="string" calcext:value-type="string">
            <text:p>_household_head_is_male</text:p>
          </table:table-cell>
          <table:table-cell office:value-type="float" office:value="9.19721941469" calcext:value-type="float">
            <text:p>9.19721941469</text:p>
          </table:table-cell>
        </table:table-row>
        <table:table-row table:style-name="ro1">
          <table:table-cell office:value-type="string" calcext:value-type="string">
            <text:p>_lives_in_mbeya</text:p>
          </table:table-cell>
          <table:table-cell office:value-type="float" office:value="5.97324120528" calcext:value-type="float">
            <text:p>5.97324120528</text:p>
          </table:table-cell>
        </table:table-row>
        <table:table-row table:style-name="ro1">
          <table:table-cell office:value-type="string" calcext:value-type="string">
            <text:p>_lives_in_mara</text:p>
          </table:table-cell>
          <table:table-cell office:value-type="float" office:value="4.62632524115" calcext:value-type="float">
            <text:p>4.62632524115</text:p>
          </table:table-cell>
        </table:table-row>
        <table:table-row table:style-name="ro1">
          <table:table-cell office:value-type="string" calcext:value-type="string">
            <text:p>_y4_hhid</text:p>
          </table:table-cell>
          <table:table-cell office:value-type="float" office:value="2.66547039753" calcext:value-type="float">
            <text:p>2.66547039753</text:p>
          </table:table-cell>
        </table:table-row>
        <table:table-row table:style-name="ro1">
          <table:table-cell office:value-type="string" calcext:value-type="string">
            <text:p>_lives_in_dodoma</text:p>
          </table:table-cell>
          <table:table-cell office:value-type="float" office:value="2.52467146092" calcext:value-type="float">
            <text:p>2.52467146092</text:p>
          </table:table-cell>
        </table:table-row>
        <table:table-row table:style-name="ro1">
          <table:table-cell office:value-type="string" calcext:value-type="string">
            <text:p>_household_head_age</text:p>
          </table:table-cell>
          <table:table-cell office:value-type="float" office:value="2.23388727077" calcext:value-type="float">
            <text:p>2.23388727077</text:p>
          </table:table-cell>
        </table:table-row>
        <table:table-row table:style-name="ro1">
          <table:table-cell office:value-type="string" calcext:value-type="string">
            <text:p>_household_head_is_monogamous</text:p>
          </table:table-cell>
          <table:table-cell office:value-type="float" office:value="1.31974238365" calcext:value-type="float">
            <text:p>1.31974238365</text:p>
          </table:table-cell>
        </table:table-row>
        <table:table-row table:style-name="ro1">
          <table:table-cell office:value-type="string" calcext:value-type="string">
            <text:p>_rural_household</text:p>
          </table:table-cell>
          <table:table-cell office:value-type="float" office:value="1.21788546954" calcext:value-type="float">
            <text:p>1.21788546954</text:p>
          </table:table-cell>
        </table:table-row>
        <table:table-row table:style-name="ro1">
          <table:table-cell office:value-type="string" calcext:value-type="string">
            <text:p>_weight</text:p>
          </table:table-cell>
          <table:table-cell office:value-type="float" office:value="1.03687278092" calcext:value-type="float">
            <text:p>1.03687278092</text:p>
          </table:table-cell>
        </table:table-row>
        <table:table-row table:style-name="ro1">
          <table:table-cell office:value-type="string" calcext:value-type="string">
            <text:p>_longitude</text:p>
          </table:table-cell>
          <table:table-cell office:value-type="float" office:value="-1.736307338" calcext:value-type="float">
            <text:p>-1.736307338</text:p>
          </table:table-cell>
        </table:table-row>
        <table:table-row table:style-name="ro1">
          <table:table-cell office:value-type="string" calcext:value-type="string">
            <text:p>_has_hired_workers___policy</text:p>
          </table:table-cell>
          <table:table-cell office:value-type="float" office:value="-1.99107474426" calcext:value-type="float">
            <text:p>-1.99107474426</text:p>
          </table:table-cell>
        </table:table-row>
        <table:table-row table:style-name="ro1">
          <table:table-cell office:value-type="string" calcext:value-type="string">
            <text:p>_children_education___output</text:p>
          </table:table-cell>
          <table:table-cell office:value-type="float" office:value="-3.85302936903" calcext:value-type="float">
            <text:p>-3.85302936903</text:p>
          </table:table-cell>
        </table:table-row>
        <table:table-row table:style-name="ro1">
          <table:table-cell office:value-type="string" calcext:value-type="string">
            <text:p>_literacy</text:p>
          </table:table-cell>
          <table:table-cell office:value-type="float" office:value="-4.71027483538" calcext:value-type="float">
            <text:p>-4.71027483538</text:p>
          </table:table-cell>
        </table:table-row>
        <table:table-row table:style-name="ro1">
          <table:table-cell office:value-type="string" calcext:value-type="string">
            <text:p>_has_borrowed___policy</text:p>
          </table:table-cell>
          <table:table-cell office:value-type="float" office:value="-5.34236036057" calcext:value-type="float">
            <text:p>-5.34236036057</text:p>
          </table:table-cell>
        </table:table-row>
        <table:table-row table:style-name="ro1">
          <table:table-cell office:value-type="string" calcext:value-type="string">
            <text:p>_attended_school</text:p>
          </table:table-cell>
          <table:table-cell office:value-type="float" office:value="-5.51794930323" calcext:value-type="float">
            <text:p>-5.51794930323</text:p>
          </table:table-cell>
        </table:table-row>
        <table:table-row table:style-name="ro1">
          <table:table-cell office:value-type="string" calcext:value-type="string">
            <text:p>_lives_in_morogoro</text:p>
          </table:table-cell>
          <table:table-cell office:value-type="float" office:value="-5.99793256937" calcext:value-type="float">
            <text:p>-5.99793256937</text:p>
          </table:table-cell>
        </table:table-row>
        <table:table-row table:style-name="ro1">
          <table:table-cell office:value-type="string" calcext:value-type="string">
            <text:p>_distance_to_market</text:p>
          </table:table-cell>
          <table:table-cell office:value-type="float" office:value="-7.758934021" calcext:value-type="float">
            <text:p>-7.758934021</text:p>
          </table:table-cell>
        </table:table-row>
        <table:table-row table:style-name="ro1">
          <table:table-cell office:value-type="string" calcext:value-type="string">
            <text:p>_latitude</text:p>
          </table:table-cell>
          <table:table-cell office:value-type="float" office:value="-8.86768022197" calcext:value-type="float">
            <text:p>-8.86768022197</text:p>
          </table:table-cell>
        </table:table-row>
        <table:table-row table:style-name="ro1">
          <table:table-cell office:value-type="string" calcext:value-type="string">
            <text:p>_crop_diversification___policy</text:p>
          </table:table-cell>
          <table:table-cell office:value-type="float" office:value="-15.1572713571" calcext:value-type="float">
            <text:p>-15.1572713571</text:p>
          </table:table-cell>
        </table:table-row>
        <table:table-row table:style-name="ro1">
          <table:table-cell office:value-type="string" calcext:value-type="string">
            <text:p>_productivity</text:p>
          </table:table-cell>
          <table:table-cell office:value-type="float" office:value="-15.706264363" calcext:value-type="float">
            <text:p>-15.706264363</text:p>
          </table:table-cell>
        </table:table-row>
        <table:table-row table:style-name="ro1">
          <table:table-cell office:value-type="string" calcext:value-type="string">
            <text:p>_has_medical_assistance___output</text:p>
          </table:table-cell>
          <table:table-cell office:value-type="float" office:value="-20.2799621085" calcext:value-type="float">
            <text:p>-20.2799621085</text:p>
          </table:table-cell>
        </table:table-row>
        <table:table-row table:style-name="ro1">
          <table:table-cell office:value-type="string" calcext:value-type="string">
            <text:p>_lives_in_tanga</text:p>
          </table:table-cell>
          <table:table-cell office:value-type="float" office:value="-26.742101763" calcext:value-type="float">
            <text:p>-26.742101763</text:p>
          </table:table-cell>
        </table:table-row>
        <table:table-row table:style-name="ro1">
          <table:table-cell office:value-type="string" calcext:value-type="string">
            <text:p>_lives_in_ruvuma</text:p>
          </table:table-cell>
          <table:table-cell office:value-type="float" office:value="-33.0076227044" calcext:value-type="float">
            <text:p>-33.0076227044</text:p>
          </table:table-cell>
        </table:table-row>
        <table:table-row table:style-name="ro1">
          <table:table-cell office:value-type="string" calcext:value-type="string">
            <text:p>_lives_in_katavi</text:p>
          </table:table-cell>
          <table:table-cell office:value-type="float" office:value="-38.2922442507" calcext:value-type="float">
            <text:p>-38.2922442507</text:p>
          </table:table-cell>
        </table:table-row>
        <table:table-row table:style-name="ro1">
          <table:table-cell office:value-type="string" calcext:value-type="string">
            <text:p>_lives_in_arusha</text:p>
          </table:table-cell>
          <table:table-cell office:value-type="float" office:value="-41.0641480744" calcext:value-type="float">
            <text:p>-41.0641480744</text:p>
          </table:table-cell>
        </table:table-row>
        <table:table-row table:style-name="ro1">
          <table:table-cell office:value-type="string" calcext:value-type="string">
            <text:p>_household_head_is_separated</text:p>
          </table:table-cell>
          <table:table-cell office:value-type="float" office:value="-41.9953917919" calcext:value-type="float">
            <text:p>-41.9953917919</text:p>
          </table:table-cell>
        </table:table-row>
        <table:table-row table:style-name="ro1">
          <table:table-cell office:value-type="string" calcext:value-type="string">
            <text:p>_lives_in_kaskazinipemba</text:p>
          </table:table-cell>
          <table:table-cell office:value-type="float" office:value="-43.0987488158" calcext:value-type="float">
            <text:p>-43.0987488158</text:p>
          </table:table-cell>
        </table:table-row>
        <table:table-row table:style-name="ro1">
          <table:table-cell office:value-type="string" calcext:value-type="string">
            <text:p>_lives_in_mtwara</text:p>
          </table:table-cell>
          <table:table-cell office:value-type="float" office:value="-49.2546630264" calcext:value-type="float">
            <text:p>-49.2546630264</text:p>
          </table:table-cell>
        </table:table-row>
        <table:table-row table:style-name="ro1">
          <table:table-cell office:value-type="string" calcext:value-type="string">
            <text:p>_lives_in_daressalaam</text:p>
          </table:table-cell>
          <table:table-cell office:value-type="float" office:value="-50.0926811802" calcext:value-type="float">
            <text:p>-50.0926811802</text:p>
          </table:table-cell>
        </table:table-row>
        <table:table-row table:style-name="ro1">
          <table:table-cell office:value-type="string" calcext:value-type="string">
            <text:p>_lives_in_rukwa</text:p>
          </table:table-cell>
          <table:table-cell office:value-type="float" office:value="-51.2034285841" calcext:value-type="float">
            <text:p>-51.2034285841</text:p>
          </table:table-cell>
        </table:table-row>
        <table:table-row table:style-name="ro1">
          <table:table-cell office:value-type="string" calcext:value-type="string">
            <text:p>_household_head_is_widowed</text:p>
          </table:table-cell>
          <table:table-cell office:value-type="float" office:value="-52.2354324711" calcext:value-type="float">
            <text:p>-52.2354324711</text:p>
          </table:table-cell>
        </table:table-row>
        <table:table-row table:style-name="ro1">
          <table:table-cell office:value-type="string" calcext:value-type="string">
            <text:p>_lives_in_njombe</text:p>
          </table:table-cell>
          <table:table-cell office:value-type="float" office:value="-56.3149517058" calcext:value-type="float">
            <text:p>-56.3149517058</text:p>
          </table:table-cell>
        </table:table-row>
        <table:table-row table:style-name="ro1">
          <table:table-cell office:value-type="string" calcext:value-type="string">
            <text:p>_lives_in_kagera</text:p>
          </table:table-cell>
          <table:table-cell office:value-type="float" office:value="-59.648456423" calcext:value-type="float">
            <text:p>-59.648456423</text:p>
          </table:table-cell>
        </table:table-row>
        <table:table-row table:style-name="ro1">
          <table:table-cell office:value-type="string" calcext:value-type="string">
            <text:p>_lives_in_iringa</text:p>
          </table:table-cell>
          <table:table-cell office:value-type="float" office:value="-71.3499608577" calcext:value-type="float">
            <text:p>-71.3499608577</text:p>
          </table:table-cell>
        </table:table-row>
        <table:table-row table:style-name="ro1">
          <table:table-cell office:value-type="string" calcext:value-type="string">
            <text:p>_lives_in_pwani</text:p>
          </table:table-cell>
          <table:table-cell office:value-type="float" office:value="-72.4470626081" calcext:value-type="float">
            <text:p>-72.4470626081</text:p>
          </table:table-cell>
        </table:table-row>
        <table:table-row table:style-name="ro1">
          <table:table-cell office:value-type="string" calcext:value-type="string">
            <text:p>_lives_in_kilimanjaro</text:p>
          </table:table-cell>
          <table:table-cell office:value-type="float" office:value="-78.7221801196" calcext:value-type="float">
            <text:p>-78.7221801196</text:p>
          </table:table-cell>
        </table:table-row>
        <table:table-row table:style-name="ro1">
          <table:table-cell office:value-type="string" calcext:value-type="string">
            <text:p>_household_head_is_divorced</text:p>
          </table:table-cell>
          <table:table-cell office:value-type="float" office:value="-85.4600974578" calcext:value-type="float">
            <text:p>-85.4600974578</text:p>
          </table:table-cell>
        </table:table-row>
        <table:table-row table:style-name="ro1">
          <table:table-cell office:value-type="string" calcext:value-type="string">
            <text:p>_household_head_never_married</text:p>
          </table:table-cell>
          <table:table-cell office:value-type="float" office:value="-100" calcext:value-type="float">
            <text:p>-100</text:p>
          </table:table-cell>
        </table:table-row>
      </table:table>
      <table:named-expressions/>
      <table:database-ranges>
        <table:database-range table:name="__Anonymous_Sheet_DB__0" table:target-range-address="Sheet1.A1:Sheet1.B6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0:39:02.286348173</meta:creation-date>
    <dc:date>2018-05-01T10:58:43.549723709</dc:date>
    <meta:editing-duration>PT2M</meta:editing-duration>
    <meta:editing-cycles>1</meta:editing-cycles>
    <meta:document-statistic meta:table-count="1" meta:cell-count="136" meta:object-count="0"/>
    <meta:generator>LibreOffice/5.4.6.2$Linux_X86_64 LibreOffice_project/40m0$Build-2</meta:generator>
  </office:meta>
</office:document-meta>
</file>